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00">
      <style:table-cell-properties fo:border-bottom="0.74pt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43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34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8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9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default-cell-style-name="ce23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2" svg:width="2.899cm" svg:height="1.799cm" svg:x="9.582cm" svg:y="2.527cm" draw:caption-point-x="-0.61cm" draw:caption-point-y="1.51cm">
              <dc:creator>Unknown Author</dc:creator>
              <meta:date-string>03/05/2026 22:41:54</meta:date-string>
              <text:p>0.29.1 </text:p>
            </office:annotation>
            <text:p>0.36.3</text:p>
          </table:table-cell>
          <table:table-cell table:style-name="ce19" table:number-columns-repeated="3"/>
          <table:table-cell table:style-name="ce40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2" office:value-type="string" calcext:value-type="string">
            <text:p>1.7.19</text:p>
          </table:table-cell>
          <table:table-cell table:style-name="ce19" table:number-columns-repeated="2"/>
          <table:table-cell table:style-name="ce40" table:number-columns-repeated="13"/>
          <table:table-cell table:style-name="ce121"/>
          <table:table-cell table:style-name="ce40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3" office:value-type="string" calcext:value-type="string">
            <text:p>1.7.19</text:p>
          </table:table-cell>
          <table:table-cell table:style-name="ce32" office:value-type="string" calcext:value-type="string">
            <text:p>0.1.17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2"/>
          <table:table-cell table:style-name="ce32" office:value-type="string" calcext:value-type="string">
            <text:p>0.4.6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3"/>
          <table:table-cell table:style-name="ce32" office:value-type="string" calcext:value-type="string">
            <text:p>0.17.11</text:p>
          </table:table-cell>
          <table:table-cell table:style-name="ce42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4"/>
          <table:table-cell table:style-name="ce32" office:value-type="string" calcext:value-type="string">
            <text:p>0.18.32</text:p>
          </table:table-cell>
          <table:table-cell table:style-name="ce98" table:number-columns-repeated="11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/>
          <table:table-cell table:style-name="ce32" office:value-type="string" calcext:value-type="string">
            <text:p>0.6.28</text:p>
          </table:table-cell>
          <table:table-cell table:style-name="ce98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2"/>
          <table:table-cell table:style-name="ce32" office:value-type="string" calcext:value-type="string">
            <text:p>0.7.25</text:p>
          </table:table-cell>
          <table:table-cell table:style-name="ce98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32" office:value-type="string" calcext:value-type="string">
            <text:p>0.11.7</text:p>
          </table:table-cell>
          <table:table-cell table:style-name="ce115"/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115"/>
          <table:table-cell table:style-name="ce32" office:value-type="string" calcext:value-type="string">
            <text:p>0.0.15</text:p>
          </table:table-cell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32" office:value-type="string" calcext:value-type="string">
            <text:p>0.18.16</text:p>
          </table:table-cell>
          <table:table-cell table:style-name="ce116"/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116"/>
          <table:table-cell table:style-name="ce32" office:value-type="string" calcext:value-type="string">
            <text:p>0.3.24</text:p>
          </table:table-cell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42"/>
          <table:table-cell table:style-name="ce98" table:number-columns-repeated="7"/>
          <table:table-cell table:style-name="ce120" office:value-type="string" calcext:value-type="string">
            <text:p>-</text:p>
          </table:table-cell>
          <table:table-cell table:style-name="ce98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/>
          <table:table-cell table:style-name="ce24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8"/>
          <table:table-cell table:style-name="ce32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0"/>
          <table:table-cell table:style-name="ce32" office:value-type="string" calcext:value-type="string">
            <text:p>0.7.22</text:p>
          </table:table-cell>
          <table:table-cell table:style-name="ce98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10"/>
          <table:table-cell table:style-name="ce32" office:value-type="string" calcext:value-type="string">
            <text:p>0.25.7</text:p>
          </table:table-cell>
          <table:table-cell table:style-name="ce18"/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 table:number-columns-repeated="3"/>
          <table:table-cell table:style-name="ce18"/>
          <table:table-cell table:style-name="ce32" office:value-type="string" calcext:value-type="string">
            <office:annotation draw:style-name="gr2" svg:width="2.899cm" svg:height="1.799cm" svg:x="30.103cm" svg:y="9.752cm" draw:caption-point-x="-0.61cm" draw:caption-point-y="1.51cm">
              <dc:creator>Unknown Author</dc:creator>
              <dc:date>2026-05-04T18:13:01.32186</dc:date>
              <text:p>src/v0.3.6</text:p>
            </office:annotation>
            <text:p>0.3.6</text:p>
          </table:table-cell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112" table:number-columns-repeated="12"/>
          <table:table-cell table:style-name="ce32" office:value-type="string" calcext:value-type="string">
            <text:p>0.16.11</text:p>
          </table:table-cell>
          <table:table-cell table:style-name="ce115"/>
          <table:table-cell table:style-name="ce112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6"/>
          <table:table-cell table:style-name="ce49" office:value-type="string" calcext:value-type="string">
            <text:p>0.18.16</text:p>
          </table:table-cell>
          <table:table-cell table:style-name="ce112"/>
          <table:table-cell table:style-name="ce98" table:number-columns-repeated="3"/>
          <table:table-cell table:style-name="ce18" office:value-type="string" calcext:value-type="string">
            <office:annotation draw:style-name="gr3" draw:text-style-name="P2" svg:width="2.899cm" svg:height="0.991cm" svg:x="28.867cm" svg:y="10.462cm" draw:caption-point-x="-0.471cm" draw:caption-point-y="1.703cm">
              <meta:date-string>03/05/2026 22:41:54</meta:date-string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32" office:value-type="string" calcext:value-type="string">
            <text:p>0.22.32</text:p>
          </table:table-cell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5"/>
          <table:table-cell table:style-name="ce32" office:value-type="string" calcext:value-type="string">
            <text:p>0.5.23</text:p>
          </table:table-cell>
          <table:table-cell table:style-name="ce1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/>
          <table:table-cell table:style-name="ce27" office:value-type="string" calcext:value-type="string">
            <text:p>0.4.6</text:p>
          </table:table-cell>
          <table:table-cell table:style-name="ce43" office:value-type="string" calcext:value-type="string">
            <text:p>0.17.11</text:p>
          </table:table-cell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/>
          <table:table-cell table:style-name="ce43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8" office:value-type="string" calcext:value-type="string">
            <text:p>0.36.3</text:p>
          </table:table-cell>
          <table:table-cell table:style-name="ce70" table:number-columns-repeated="4"/>
          <table:table-cell table:style-name="ce114" table:number-columns-repeated="16"/>
          <table:table-cell table:style-name="ce32" office:value-type="string" calcext:value-type="string">
            <text:p>0.11.25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37"/>
        <table:table-column table:style-name="co11" table:default-cell-style-name="ce143"/>
        <table:table-column table:style-name="co7" table:default-cell-style-name="ce148"/>
        <table:table-column table:style-name="co5" table:default-cell-style-name="ce148"/>
        <table:table-column table:style-name="co12" table:default-cell-style-name="ce184"/>
        <table:table-column table:style-name="co13" table:default-cell-style-name="ce188"/>
        <table:table-column table:style-name="co9" table:number-columns-repeated="991" table:default-cell-style-name="ce196"/>
        <table:table-column table:style-name="co9" table:number-columns-repeated="26" table:default-cell-style-name="ce199"/>
        <table:table-column table:style-name="co9" table:number-columns-repeated="15360"/>
        <table:table-row table:style-name="ro3"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office:annotation draw:style-name="gr2" svg:width="2.899cm" svg:height="1.799cm" svg:x="3.285cm" svg:y="0cm" draw:caption-point-x="-0.61cm" draw:caption-point-y="0.01cm">
              <dc:creator>Unknown Author</dc:creator>
              <dc:date>2026-05-04T18:12:40.68359</dc:date>
              <text:p>Language.</text:p>
            </office:annotation>
            <text:p>LANG.</text:p>
          </table:table-cell>
          <table:table-cell table:style-name="ce138" office:value-type="string" calcext:value-type="string">
            <text:p>LIBRARY</text:p>
          </table:table-cell>
          <table:table-cell table:style-name="ce138" office:value-type="string" calcext:value-type="string">
            <office:annotation draw:style-name="gr2" svg:width="2.899cm" svg:height="1.799cm" svg:x="9.347cm" svg:y="0cm" draw:caption-point-x="-0.61cm" draw:caption-point-y="0.01cm">
              <dc:creator>Unknown Author</dc:creator>
              <dc:date>2026-05-04T18:12:40.6838</dc:date>
              <text:p>License.</text:p>
            </office:annotation>
            <text:p>LIC.</text:p>
          </table:table-cell>
          <table:table-cell table:style-name="ce138" office:value-type="string" calcext:value-type="string">
            <office:annotation draw:style-name="gr2" svg:width="2.899cm" svg:height="1.799cm" svg:x="10.744cm" svg:y="0cm" draw:caption-point-x="-0.61cm" draw:caption-point-y="0.01cm">
              <dc:creator>Unknown Author</dc:creator>
              <dc:date>2026-05-04T18:12:40.68405</dc:date>
              <text:p>Version.</text:p>
            </office:annotation>
            <text:p>VER.</text:p>
          </table:table-cell>
          <table:table-cell table:style-name="ce163" office:value-type="string" calcext:value-type="string">
            <text:p>NOTES</text:p>
          </table:table-cell>
          <table:table-cell table:style-name="ce185" office:value-type="string" calcext:value-type="string">
            <office:annotation draw:style-name="gr2" svg:width="2.899cm" svg:height="1.799cm" svg:x="21.239cm" svg:y="0cm" draw:caption-point-x="-0.61cm" draw:caption-point-y="0.01cm">
              <dc:creator>Unknown Author</dc:creator>
              <dc:date>2026-05-04T18:12:40.68427</dc:date>
              <text:p>Dependencies.</text:p>
            </office:annotation>
            <text:p>DEP.</text:p>
          </table:table-cell>
          <table:table-cell table:style-name="ce189" table:number-columns-repeated="991"/>
          <table:table-cell table:style-name="ce197" table:number-columns-repeated="21"/>
          <table:table-cell table:style-name="ce200" table:number-columns-repeated="5"/>
          <table:table-cell table:style-name="ce152" table:number-columns-repeated="15360"/>
        </table:table-row>
        <table:table-row table:style-name="ro3"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C</text:p>
          </table:table-cell>
          <table:table-cell table:style-name="ce139" office:value-type="string" calcext:value-type="string">
            <text:p>argon2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0.2.2</text:p>
          </table:table-cell>
          <table:table-cell table:style-name="ce164" office:value-type="string" calcext:value-type="string">
            <text:p>A modification of the Argon2 library. </text:p>
          </table:table-cell>
          <table:table-cell table:style-name="ce186" office:value-type="string" calcext:value-type="string">
            <text:p>No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4">
          <table:table-cell table:style-name="ce135" office:value-type="float" office:value="2" calcext:value-type="float">
            <text:p>2</text:p>
          </table:table-cell>
          <table:table-cell table:style-name="ce135" office:value-type="string" calcext:value-type="string">
            <text:p>JavaScript</text:p>
          </table:table-cell>
          <table:table-cell table:style-name="ce139" office:value-type="string" calcext:value-type="string">
            <text:p>BPPJS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0.3.1</text:p>
          </table:table-cell>
          <table:table-cell table:style-name="ce164" office:value-type="string" calcext:value-type="string">
            <text:p>'Byte Packed Password' library ported to JavaScript for web browsers. </text:p>
          </table:table-cell>
          <table:table-cell table:style-name="ce186" office:value-type="string" calcext:value-type="string">
            <text:p>argon2,</text:p>
            <text:p>Web Assembly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3"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C++</text:p>
          </table:table-cell>
          <table:table-cell table:style-name="ce139" office:value-type="string" calcext:value-type="string">
            <text:p>Git Helper</text:p>
          </table:table-cell>
          <table:table-cell table:style-name="ce145" office:value-type="string" calcext:value-type="string">
            <text:p>MIT</text:p>
          </table:table-cell>
          <table:table-cell table:style-name="ce149" office:value-type="string" calcext:value-type="string">
            <text:p>0.2.0</text:p>
          </table:table-cell>
          <table:table-cell table:style-name="ce164" office:value-type="string" calcext:value-type="string">
            <text:p>A tool to make usage of git a bit easier. </text:p>
          </table:table-cell>
          <table:table-cell table:style-name="ce186" office:value-type="string" calcext:value-type="string">
            <text:p>libgit2 1.9.2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3">
          <table:table-cell table:style-name="ce135" office:value-type="float" office:value="4" calcext:value-type="float">
            <text:p>4</text:p>
          </table:table-cell>
          <table:table-cell table:style-name="ce135" office:value-type="string" calcext:value-type="string">
            <text:p>-</text:p>
          </table:table-cell>
          <table:table-cell table:style-name="ce139" office:value-type="string" calcext:value-type="string">
            <text:p>JSON-RPC-M1-Specification</text:p>
          </table:table-cell>
          <table:table-cell table:style-name="ce145"/>
          <table:table-cell table:style-name="ce149" office:value-type="string" calcext:value-type="string">
            <text:p>-</text:p>
          </table:table-cell>
          <table:table-cell table:style-name="ce164" office:value-type="string" calcext:value-type="string">
            <text:p>JSON-RPC M1 protocol specification.</text:p>
          </table:table-cell>
          <table:table-cell table:style-name="ce186"/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5">
          <table:table-cell table:style-name="ce135" office:value-type="float" office:value="5" calcext:value-type="float">
            <text:p>5</text:p>
          </table:table-cell>
          <table:table-cell table:style-name="ce135" office:value-type="string" calcext:value-type="string">
            <text:p>C</text:p>
          </table:table-cell>
          <table:table-cell table:style-name="ce139" office:value-type="string" calcext:value-type="string">
            <text:p>libgit2</text:p>
          </table:table-cell>
          <table:table-cell table:style-name="ce145"/>
          <table:table-cell table:style-name="ce149" office:value-type="string" calcext:value-type="string">
            <text:p>1.9.2</text:p>
          </table:table-cell>
          <table:table-cell table:style-name="ce164" office:value-type="string" calcext:value-type="string">
            <text:p>A cross-platform, linkable library implementation of Git that you can use in your application. </text:p>
          </table:table-cell>
          <table:table-cell table:style-name="ce186" office:value-type="string" calcext:value-type="string">
            <text:p>No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4">
          <table:table-cell table:style-name="ce135" office:value-type="float" office:value="6" calcext:value-type="float">
            <text:p>6</text:p>
          </table:table-cell>
          <table:table-cell table:style-name="ce135" office:value-type="string" calcext:value-type="string">
            <text:p>C</text:p>
          </table:table-cell>
          <table:table-cell table:style-name="ce140" office:value-type="string" calcext:value-type="string">
            <text:p>libjpeg</text:p>
          </table:table-cell>
          <table:table-cell table:style-name="ce145"/>
          <table:table-cell table:style-name="ce149" office:value-type="string" calcext:value-type="string">
            <text:p>10</text:p>
          </table:table-cell>
          <table:table-cell table:style-name="ce165" office:value-type="string" calcext:value-type="string">
            <text:p>A free library with functions for handling the JPEG image data format.</text:p>
          </table:table-cell>
          <table:table-cell table:style-name="ce187" office:value-type="string" calcext:value-type="string">
            <text:p>No.</text:p>
          </table:table-cell>
          <table:table-cell table:style-name="ce19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35" office:value-type="float" office:value="7" calcext:value-type="float">
            <text:p>7</text:p>
          </table:table-cell>
          <table:table-cell table:style-name="ce135" office:value-type="string" calcext:value-type="string">
            <text:p>C</text:p>
          </table:table-cell>
          <table:table-cell table:style-name="ce140" office:value-type="string" calcext:value-type="string">
            <text:p>libpng</text:p>
          </table:table-cell>
          <table:table-cell table:style-name="ce145"/>
          <table:table-cell table:style-name="ce149" office:value-type="string" calcext:value-type="string">
            <text:p>1.6.58</text:p>
          </table:table-cell>
          <table:table-cell table:style-name="ce165" office:value-type="string" calcext:value-type="string">
            <text:p>A platform-independent library that contains C functions for handling PNG images.</text:p>
          </table:table-cell>
          <table:table-cell table:style-name="ce18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35" office:value-type="float" office:value="8" calcext:value-type="float">
            <text:p>8</text:p>
          </table:table-cell>
          <table:table-cell table:style-name="ce135" office:value-type="string" calcext:value-type="string">
            <text:p>C</text:p>
          </table:table-cell>
          <table:table-cell table:style-name="ce140" office:value-type="string" calcext:value-type="string">
            <text:p>MakeVideoSnapshot</text:p>
          </table:table-cell>
          <table:table-cell table:style-name="ce145" office:value-type="string" calcext:value-type="string">
            <text:p>MIT</text:p>
          </table:table-cell>
          <table:table-cell table:style-name="ce149" office:value-type="string" calcext:value-type="string">
            <text:p>0.3.9</text:p>
          </table:table-cell>
          <table:table-cell table:style-name="ce173" office:value-type="string" calcext:value-type="string">
            <text:p>Video snapshot maker based on FFmpeg.</text:p>
          </table:table-cell>
          <table:table-cell table:style-name="ce18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35" office:value-type="float" office:value="9" calcext:value-type="float">
            <text:p>9</text:p>
          </table:table-cell>
          <table:table-cell table:style-name="ce135" office:value-type="string" calcext:value-type="string">
            <text:p>C++</text:p>
          </table:table-cell>
          <table:table-cell table:style-name="ce140" office:value-type="string" calcext:value-type="string">
            <text:p>Simple MIDI Player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1.0.2</text:p>
          </table:table-cell>
          <table:table-cell table:style-name="ce173" office:value-type="string" calcext:value-type="string">
            <text:p>A simple MIDI player which uses DirectSound API and WinMM library.</text:p>
          </table:table-cell>
          <table:table-cell table:style-name="ce18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-</text:p>
          </table:table-cell>
          <table:table-cell table:style-name="ce140" office:value-type="string" calcext:value-type="string">
            <text:p>vault-thirteen</text:p>
          </table:table-cell>
          <table:table-cell table:style-name="ce145"/>
          <table:table-cell table:style-name="ce158" office:value-type="string" calcext:value-type="string">
            <text:p>-</text:p>
          </table:table-cell>
          <table:table-cell table:style-name="ce173"/>
          <table:table-cell table:style-name="ce18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35" office:value-type="float" office:value="11" calcext:value-type="float">
            <text:p>11</text:p>
          </table:table-cell>
          <table:table-cell table:style-name="ce135" office:value-type="string" calcext:value-type="string">
            <text:p>C</text:p>
          </table:table-cell>
          <table:table-cell table:style-name="ce140" office:value-type="string" calcext:value-type="string">
            <text:p>zlib</text:p>
          </table:table-cell>
          <table:table-cell table:style-name="ce145"/>
          <table:table-cell table:style-name="ce149" office:value-type="string" calcext:value-type="string">
            <text:p>1.3.2</text:p>
          </table:table-cell>
          <table:table-cell table:style-name="ce173" office:value-type="string" calcext:value-type="string">
            <text:p>A Massively Spiffy Yet Delicately Unobtrusive Compression Library.</text:p>
          </table:table-cell>
          <table:table-cell table:style-name="ce18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41"/>
          <table:table-cell table:style-name="ce146"/>
          <table:table-cell table:style-name="ce159"/>
          <table:table-cell table:style-name="ce174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42"/>
          <table:table-cell table:style-name="ce14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 style:data-style-name="N2" text:time-value="18:12:39.33171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6DT37M31S</meta:editing-duration>
    <meta:editing-cycles>1687</meta:editing-cycles>
    <meta:generator>LibreOffice/26.2.2.2$Windows_X86_64 LibreOffice_project/1f77d10d6938fd34972958f64b2bcfa54f8b1ba5</meta:generator>
    <dc:date>2026-05-04T18:13:06.5118035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